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25-04-2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24-04-1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23-04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21-04-2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2488" calcext:value-type="float">
            <text:p>29.8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4832092245502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